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6054" officeooo:paragraph-rsid="00096054"/>
    </style:style>
    <style:style style:name="P2" style:family="paragraph" style:parent-style-name="Standard">
      <style:text-properties officeooo:rsid="0009cbde" officeooo:paragraph-rsid="0009cb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CV – python- ubuntu 18as verzio sírás, google, stackoverflow, vegül </text:p>
      <text:p text:style-name="P1"/>
      <text:p text:style-name="P1">Dependenciak, más verziójú ubuntu, debian, előbb ezek kiküszöbölése</text:p>
      <text:p text:style-name="P1"/>
      <text:p text:style-name="P1">Különböző bug-ok</text:p>
      <text:p text:style-name="P2">Hagnfelismeres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4:28:14.385528238</meta:creation-date>
    <dc:date>2018-10-06T11:29:01.786116406</dc:date>
    <meta:editing-duration>PT16H50M39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4" meta:word-count="20" meta:character-count="169" meta:non-whitespace-character-count="151"/>
  </office:meta>
</office:document-meta>
</file>